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">
      <style:table-cell-properties style:rotation-align="none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6cm" svg:height="8.988cm" svg:x="9.095cm" svg:y="0.43cm">
            <draw:object draw:notify-on-update-of-ranges="Лист1.A2:Лист1.A11 Лист1.B2:Лист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Размер</text:p>
          </table:table-cell>
          <table:table-cell office:value-type="string" calcext:value-type="string">
            <text:p>Кол-во колл.</text:p>
          </table:table-cell>
          <table:table-cell office:value-type="string" calcext:value-type="string">
            <text:p>Вероятность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38" calcext:value-type="float">
            <text:p>2538</text:p>
          </table:table-cell>
          <table:table-cell table:formula="of:=[.B2]/(100*[.A2])" office:value-type="float" office:value="1.0152" calcext:value-type="float">
            <text:p>1,0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90" calcext:value-type="float">
            <text:p>2390</text:p>
          </table:table-cell>
          <table:table-cell table:formula="of:=[.B3]/(100*[.A3])" office:value-type="float" office:value="0.318666666666667" calcext:value-type="float">
            <text:p>0,3186666666666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47" calcext:value-type="float">
            <text:p>2247</text:p>
          </table:table-cell>
          <table:table-cell table:formula="of:=[.B2]/(100*[.A4])" office:value-type="float" office:value="0.20304" calcext:value-type="float">
            <text:p>0,203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15" calcext:value-type="float">
            <text:p>2115</text:p>
          </table:table-cell>
          <table:table-cell table:formula="of:=[.B5]/(100*[.A5])" office:value-type="float" office:value="0.120857142857143" calcext:value-type="float">
            <text:p>0,1208571428571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2" calcext:value-type="float">
            <text:p>2022</text:p>
          </table:table-cell>
          <table:table-cell table:formula="of:=[.B6]/(100*[.A6])" office:value-type="float" office:value="0.0898666666666667" calcext:value-type="float">
            <text:p>0,08986666666666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51" calcext:value-type="float">
            <text:p>1851</text:p>
          </table:table-cell>
          <table:table-cell table:formula="of:=[.B7]/(100*[.A7])" office:value-type="float" office:value="0.0673090909090909" calcext:value-type="float">
            <text:p>0,06730909090909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90" calcext:value-type="float">
            <text:p>1790</text:p>
          </table:table-cell>
          <table:table-cell table:formula="of:=[.B8]/(100*[.A8])" office:value-type="float" office:value="0.0550769230769231" calcext:value-type="float">
            <text:p>0,05507692307692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25" calcext:value-type="float">
            <text:p>1625</text:p>
          </table:table-cell>
          <table:table-cell table:formula="of:=[.B9]/(100*[.A9])" office:value-type="float" office:value="0.0433333333333333" calcext:value-type="float">
            <text:p>0,04333333333333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92" calcext:value-type="float">
            <text:p>1492</text:p>
          </table:table-cell>
          <table:table-cell table:formula="of:=[.B10]/(100*[.A10])" office:value-type="float" office:value="0.0351058823529412" calcext:value-type="float">
            <text:p>0,03510588235294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92" calcext:value-type="float">
            <text:p>1392</text:p>
          </table:table-cell>
          <table:table-cell table:formula="of:=[.B11]/(100*[.A11])" office:value-type="float" office:value="0.0293052631578947" calcext:value-type="float">
            <text:p>0,0293052631578947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Размер</text:p>
          </table:table-cell>
          <table:table-cell office:value-type="string" calcext:value-type="string">
            <text:p>Вероятность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3" office:value-type="percentage" office:value="1" calcext:value-type="percentage">
            <text:p>100,00%</text:p>
          </table:table-cell>
        </table:table-row>
        <table:table-row table:style-name="ro1">
          <table:table-cell table:formula="of:=[.A18]+50" office:value-type="float" office:value="75" calcext:value-type="float">
            <text:p>75</text:p>
          </table:table-cell>
          <table:table-cell table:style-name="ce2" table:formula="of:=26/[.A19]" office:value-type="percentage" office:value="0.346666666666667" calcext:value-type="percentage">
            <text:p>34,67%</text:p>
          </table:table-cell>
          <table:table-cell table:style-name="ce3" table:formula="of:=INT([.C3]*100)%" office:value-type="percentage" office:value="0.31" calcext:value-type="percentage">
            <text:p>31,00%</text:p>
          </table:table-cell>
        </table:table-row>
        <table:table-row table:style-name="ro1">
          <table:table-cell table:formula="of:=[.A19]+50" office:value-type="float" office:value="125" calcext:value-type="float">
            <text:p>125</text:p>
          </table:table-cell>
          <table:table-cell table:style-name="ce2" table:formula="of:=26/[.A20]" office:value-type="percentage" office:value="0.208" calcext:value-type="percentage">
            <text:p>20,80%</text:p>
          </table:table-cell>
          <table:table-cell table:style-name="ce3" table:formula="of:=INT([.C4]*100)%" office:value-type="percentage" office:value="0.2" calcext:value-type="percentage">
            <text:p>20,00%</text:p>
          </table:table-cell>
        </table:table-row>
        <table:table-row table:style-name="ro1">
          <table:table-cell table:formula="of:=[.A20]+50" office:value-type="float" office:value="175" calcext:value-type="float">
            <text:p>175</text:p>
          </table:table-cell>
          <table:table-cell table:style-name="ce2" table:formula="of:=26/[.A21]" office:value-type="percentage" office:value="0.148571428571429" calcext:value-type="percentage">
            <text:p>14,86%</text:p>
          </table:table-cell>
          <table:table-cell table:style-name="ce3" table:formula="of:=INT([.C5]*100)%" office:value-type="percentage" office:value="0.12" calcext:value-type="percentage">
            <text:p>12,00%</text:p>
          </table:table-cell>
        </table:table-row>
        <table:table-row table:style-name="ro1">
          <table:table-cell table:formula="of:=[.A21]+50" office:value-type="float" office:value="225" calcext:value-type="float">
            <text:p>225</text:p>
          </table:table-cell>
          <table:table-cell table:style-name="ce2" table:formula="of:=26/[.A22]" office:value-type="percentage" office:value="0.115555555555556" calcext:value-type="percentage">
            <text:p>11,56%</text:p>
          </table:table-cell>
          <table:table-cell table:style-name="ce3" table:formula="of:=INT([.C6]*100)%" office:value-type="percentage" office:value="0.08" calcext:value-type="percentage">
            <text:p>8,00%</text:p>
          </table:table-cell>
        </table:table-row>
        <table:table-row table:style-name="ro1">
          <table:table-cell table:formula="of:=[.A22]+50" office:value-type="float" office:value="275" calcext:value-type="float">
            <text:p>275</text:p>
          </table:table-cell>
          <table:table-cell table:style-name="ce2" table:formula="of:=26/[.A23]" office:value-type="percentage" office:value="0.0945454545454546" calcext:value-type="percentage">
            <text:p>9,45%</text:p>
          </table:table-cell>
          <table:table-cell table:style-name="ce3" table:formula="of:=INT([.C7]*100)%" office:value-type="percentage" office:value="0.06" calcext:value-type="percentage">
            <text:p>6,00%</text:p>
          </table:table-cell>
        </table:table-row>
        <table:table-row table:style-name="ro1">
          <table:table-cell table:formula="of:=[.A23]+50" office:value-type="float" office:value="325" calcext:value-type="float">
            <text:p>325</text:p>
          </table:table-cell>
          <table:table-cell table:style-name="ce2" table:formula="of:=26/[.A24]" office:value-type="percentage" office:value="0.08" calcext:value-type="percentage">
            <text:p>8,00%</text:p>
          </table:table-cell>
          <table:table-cell table:style-name="ce3" table:formula="of:=INT([.C8]*100)%" office:value-type="percentage" office:value="0.05" calcext:value-type="percentage">
            <text:p>5,00%</text:p>
          </table:table-cell>
        </table:table-row>
        <table:table-row table:style-name="ro1">
          <table:table-cell table:formula="of:=[.A24]+50" office:value-type="float" office:value="375" calcext:value-type="float">
            <text:p>375</text:p>
          </table:table-cell>
          <table:table-cell table:style-name="ce2" table:formula="of:=26/[.A25]" office:value-type="percentage" office:value="0.0693333333333333" calcext:value-type="percentage">
            <text:p>6,93%</text:p>
          </table:table-cell>
          <table:table-cell table:style-name="ce3" table:formula="of:=INT([.C9]*100)%" office:value-type="percentage" office:value="0.04" calcext:value-type="percentage">
            <text:p>4,00%</text:p>
          </table:table-cell>
        </table:table-row>
        <table:table-row table:style-name="ro1">
          <table:table-cell table:formula="of:=[.A25]+50" office:value-type="float" office:value="425" calcext:value-type="float">
            <text:p>425</text:p>
          </table:table-cell>
          <table:table-cell table:style-name="ce2" table:formula="of:=26/[.A26]" office:value-type="percentage" office:value="0.0611764705882353" calcext:value-type="percentage">
            <text:p>6,12%</text:p>
          </table:table-cell>
          <table:table-cell table:style-name="ce3" table:formula="of:=INT([.C10]*100)%" office:value-type="percentage" office:value="0.03" calcext:value-type="percentage">
            <text:p>3,00%</text:p>
          </table:table-cell>
        </table:table-row>
        <table:table-row table:style-name="ro1">
          <table:table-cell table:formula="of:=[.A26]+50" office:value-type="float" office:value="475" calcext:value-type="float">
            <text:p>475</text:p>
          </table:table-cell>
          <table:table-cell table:style-name="ce2" table:formula="of:=26/[.A27]" office:value-type="percentage" office:value="0.0547368421052632" calcext:value-type="percentage">
            <text:p>5,47%</text:p>
          </table:table-cell>
          <table:table-cell table:style-name="ce3" table:formula="of:=INT([.C11]*100)%" office:value-type="percentage" office:value="0.02" calcext:value-type="percentage">
            <text:p>2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09T18:33:17.096000000</dc:date>
    <meta:editing-duration>PT10M8S</meta:editing-duration>
    <meta:editing-cycles>1</meta:editing-cycles>
    <meta:generator>LibreOffice/7.2.5.2$Windows_X86_64 LibreOffice_project/499f9727c189e6ef3471021d6132d4c694f357e5</meta:generator>
    <meta:document-statistic meta:table-count="1" meta:cell-count="65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2.875cm" svg:y="4.192cm" style:legend-expansion="high" chart:style-name="ch2"/>
        <chart:plot-area chart:style-name="ch3" table:cell-range-address="Лист1.A2:Лист1.B11" svg:x="0.319cm" svg:y="0.179cm" svg:width="12.237cm" svg:height="8.631cm">
          <chart:coordinate-region svg:x="1.332cm" svg:y="0.381cm" svg:width="10.936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1" chart:class="chart:scatter">
            <chart:domain table:cell-range-address="Лист1.A2:Лист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Лист1.A2:Лист1.A11</svg:desc>
                </draw:g>
              </table:table-cell>
              <table:table-cell office:value-type="float" office:value="2538">
                <text:p>2538</text:p>
                <draw:g>
                  <svg:desc>Лист1.B2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1392">
                <text:p>1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